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loext:graphic-properties draw:fill="solid" draw:fill-color="#dddddd"/>
    </style:style>
    <style:style style:name="P2" style:family="paragraph" style:parent-style-name="Standard">
      <style:text-properties officeooo:rsid="000951a0" officeooo:paragraph-rsid="000951a0"/>
    </style:style>
    <style:style style:name="T1" style:family="text">
      <style:text-properties officeooo:rsid="000951a0"/>
    </style:style>
    <style:style style:name="gr1" style:family="graphic">
      <style:graphic-properties draw:stroke="dash" draw:stroke-dash="Dash" svg:stroke-color="#000000" svg:stroke-linecap="butt" draw:fill="solid" draw:fill-color="#dddddd" fo:min-height="10.689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dash" draw:stroke-dash="Dash" svg:stroke-color="#000000" svg:stroke-linecap="butt" draw:fill="solid" draw:fill-color="#dddddd" fo:min-height="4.577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actical No <text:span text:style-name="T1">5</text:span></text:p>
      <text:h text:style-name="Heading_20_1" text:outline-level="1">Aim : Write A Program To Implement Single And Multiple Threading</text:h>
      <text:h text:style-name="Heading_20_3" text:outline-level="3">1. Single Threading</text:h>
      <text:p text:style-name="Standard"># Without Using Threading</text:p>
      <text:p text:style-name="Standard">class A:</text:p>
      <text:p text:style-name="Standard"><text:s text:c="4"/>def run(self):</text:p>
      <text:p text:style-name="Standard"><text:s text:c="8"/>for i in range(5):</text:p>
      <text:p text:style-name="Standard"><text:s text:c="12"/>print("John Doe")</text:p>
      <text:p text:style-name="Standard"/>
      <text:p text:style-name="Standard">class B:</text:p>
      <text:p text:style-name="Standard"><text:s text:c="4"/>def run(self):</text:p>
      <text:p text:style-name="Standard"><text:s text:c="8"/>for i in range(5):</text:p>
      <text:p text:style-name="Standard"><text:s text:c="12"/>print("Jane Doe")</text:p>
      <text:p text:style-name="Standard"/>
      <text:p text:style-name="Standard">obj1=A()</text:p>
      <text:p text:style-name="Standard">obj2=B()</text:p>
      <text:p text:style-name="Standard"/>
      <text:p text:style-name="Standard">print("Without Using Threading")</text:p>
      <text:p text:style-name="Standard">obj1.run()</text:p>
      <text:p text:style-name="Standard">obj2.run()</text:p>
      <text:p text:style-name="Standard"/>
      <text:p text:style-name="Standard"># Using Threading</text:p>
      <text:p text:style-name="Standard"><draw:frame text:anchor-type="paragraph" draw:z-index="0" draw:name="Text Frame 1" draw:style-name="gr1" draw:text-style-name="P1" svg:width="9.79cm" svg:height="10.713cm" svg:x="7.574cm" svg:y="0.273cm"><draw:text-box><text:p>Without Using Threading</text:p><text:p>John Doe</text:p><text:p>John Doe</text:p><text:p>John Doe</text:p><text:p>John Doe</text:p><text:p>John Doe</text:p><text:p>Jane Doe</text:p><text:p>Jane Doe</text:p><text:p>Jane Doe</text:p><text:p>Jane Doe</text:p><text:p>Jane Doe</text:p><text:p>Using Threading</text:p><text:p>John Doe (Thread)</text:p><text:p>John Doe (Thread)</text:p><text:p>John Doe (Thread)</text:p><text:p>John Doe (Thread)</text:p><text:p>John Doe (Thread)</text:p><text:p>Jane Doe (Thread)</text:p><text:p>Jane Doe (Thread)</text:p><text:p>Jane Doe (Thread)</text:p><text:p>Jane Doe (Thread)</text:p><text:p>Jane Doe (Thread)</text:p></draw:text-box></draw:frame>from time import sleep</text:p>
      <text:p text:style-name="Standard">from threading import Thread</text:p>
      <text:p text:style-name="Standard"/>
      <text:p text:style-name="Standard">class A(Thread):</text:p>
      <text:p text:style-name="Standard"><text:s text:c="4"/>def run(self):</text:p>
      <text:p text:style-name="Standard"><text:s text:c="8"/>for i in range(5):</text:p>
      <text:p text:style-name="Standard"><text:s text:c="12"/>print("John Doe (Thread)")</text:p>
      <text:p text:style-name="Standard"><text:s text:c="8"/>sleep(1)</text:p>
      <text:p text:style-name="Standard"/>
      <text:p text:style-name="Standard">class B(Thread):</text:p>
      <text:p text:style-name="Standard"><text:s text:c="4"/>def run(self):</text:p>
      <text:p text:style-name="Standard"><text:s text:c="8"/>for i in range(5):</text:p>
      <text:p text:style-name="Standard"><text:s text:c="12"/>print("Jane Doe (Thread)")</text:p>
      <text:p text:style-name="Standard"><text:s text:c="8"/>sleep(1)</text:p>
      <text:p text:style-name="Standard"><text:s text:c="8"/></text:p>
      <text:p text:style-name="Standard">objT1=A()</text:p>
      <text:p text:style-name="Standard">objT2=B()</text:p>
      <text:p text:style-name="Standard"/>
      <text:p text:style-name="Standard">print("Using Threading")</text:p>
      <text:p text:style-name="Standard">objT1.run()</text:p>
      <text:p text:style-name="Standard">objT2.run()</text:p>
      <text:p text:style-name="Standard"/>
      <text:p text:style-name="Standard"/>
      <text:h text:style-name="Heading_20_3" text:outline-level="3"><text:soft-page-break/>2. Multitasking Threading</text:h>
      <text:p text:style-name="P2"># Mutitasking Thread</text:p>
      <text:p text:style-name="P2">from time import sleep</text:p>
      <text:p text:style-name="P2">from threading import Thread</text:p>
      <text:p text:style-name="P2"/>
      <text:p text:style-name="P2">class A(Thread):</text:p>
      <text:p text:style-name="P2"><text:s text:c="4"/>def run(self):</text:p>
      <text:p text:style-name="P2"><text:s text:c="8"/>for i in range(5):</text:p>
      <text:p text:style-name="P2"><text:s text:c="12"/>print("John Doe ")</text:p>
      <text:p text:style-name="P2"><text:s text:c="12"/>sleep(1) <text:s text:c="11"/></text:p>
      <text:p text:style-name="P2"/>
      <text:p text:style-name="P2">class B(Thread):</text:p>
      <text:p text:style-name="P2"><text:s text:c="4"/>def run(self):</text:p>
      <text:p text:style-name="P2"><text:s text:c="8"/>for i in range(5):</text:p>
      <text:p text:style-name="P2"><text:s text:c="12"/>print("Jane doe ")</text:p>
      <text:p text:style-name="P2"><text:s text:c="12"/>sleep(1)</text:p>
      <text:p text:style-name="P2"/>
      <text:p text:style-name="P2">t1=A()</text:p>
      <text:p text:style-name="P2">t2=B()</text:p>
      <text:p text:style-name="P2"/>
      <text:p text:style-name="P2">t1.start()</text:p>
      <text:p text:style-name="P2"><draw:frame text:anchor-type="paragraph" draw:z-index="1" draw:name="Text Frame 2" draw:style-name="gr2" draw:text-style-name="P1" svg:width="9.79cm" svg:height="4.578cm" svg:x="0.034cm" svg:y="0.527cm"><draw:text-box><text:p>John Doe Jane doe </text:p><text:p/><text:p>John Doe Jane doe </text:p><text:p/><text:p>John Doe Jane doe </text:p><text:p/><text:p>John Doe Jane doe </text:p><text:p/><text:p>John Doe Jane doe </text:p></draw:text-box></draw:frame>t2.start(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3T12:28:11.909000000</meta:creation-date>
    <dc:date>2025-01-13T13:13:15.471000000</dc:date>
    <meta:editing-duration>PT18M5S</meta:editing-duration>
    <meta:editing-cycles>1</meta:editing-cycles>
    <meta:document-statistic meta:table-count="0" meta:image-count="0" meta:object-count="0" meta:page-count="2" meta:paragraph-count="54" meta:word-count="131" meta:character-count="1078" meta:non-whitespace-character-count="796"/>
    <meta:generator>LibreOffice/24.8.4.2$Windows_X86_64 LibreOffice_project/bb3cfa12c7b1bf994ecc5649a80400d06cd71002</meta:generator>
  </office:meta>
</office:document-meta>
</file>